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( AnnotatedElement element , SearchStrategy searchStrategy , RepeatableContainers repeatableContai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Annotation ...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Object source , Annotation [ ] annotations , RepeatableContainers repeatableContai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withRepeatableContainers( RepeatableContainers repeatableContai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( SearchStrategy search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om( AnnotatedElement element , SearchStrategy searchStrategy , Predicate &lt; Class &lt; ? &gt; &gt; searchEnclosingClass , RepeatableContainers repeatableContainers , AnnotationFilter annota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om( AnnotatedElement element , SearchStrategy search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withAnnotationFilter( AnnotationFilter annota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om( AnnotatedElement element , SearchStrategy searchStrategy , RepeatableContainers repeatableContainers , AnnotationFilter annota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withEnclosingClasses( Predicate &lt; Class &lt; ? &gt; &gt; searchEnclosin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arch.Search( SearchStrategy search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.from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f( Collection &lt; MergedAnnotation &lt; ? &gt; &gt;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Object source , Annotation [ ] annotations , RepeatableContainers repeatableContainers , AnnotationFilter annota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om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Object source , Annotation ...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